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fec" officeooo:paragraph-rsid="00144f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M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39:46.029861794</meta:creation-date>
    <dc:date>2017-03-21T09:40:07.354349256</dc:date>
    <meta:editing-duration>PT2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